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6.735cm"/>
    </style:style>
    <style:style style:name="co7" style:family="table-column">
      <style:table-column-properties fo:break-before="auto" style:column-width="6.87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das las Columna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3" table:number-columns-repeated="1008" table:default-cell-style-name="ce4"/>
        <table:table-row table:style-name="ro1">
          <table:table-cell office:value-type="string" calcext:value-type="string">
            <text:p>Archivo</text:p>
          </table:table-cell>
          <table:table-cell office:value-type="string" calcext:value-type="string">
            <text:p><text:s/>Precisión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Pruebas</text:p>
          </table:table-cell>
          <table:table-cell office:value-type="string" calcext:value-type="string">
            <text:p><text:s/>Galería</text:p>
          </table:table-cell>
          <table:table-cell office:value-type="string" calcext:value-type="string">
            <text:p>Distancia umbral</text:p>
          </table:table-cell>
          <table:table-cell office:value-type="string" calcext:value-type="string">
            <text:p><text:s/>Proporción mínima</text:p>
          </table:table-cell>
          <table:table-cell office:value-type="string" calcext:value-type="string">
            <text:p><text:s/>área mínima</text:p>
          </table:table-cell>
          <table:table-cell office:value-type="string" calcext:value-type="string">
            <text:p><text:s/>Espacio colores</text:p>
          </table:table-cell>
          <table:table-cell office:value-type="string" calcext:value-type="string">
            <text:p><text:s/>mascara</text:p>
          </table:table-cell>
          <table:table-cell office:value-type="string" calcext:value-type="string">
            <text:p><text:s/>norma</text:p>
          </table:table-cell>
          <table:table-cell office:value-type="string" calcext:value-type="string">
            <text:p><text:s/>promedioSumaDistanciaMinimaCorrecta</text:p>
          </table:table-cell>
          <table:table-cell office:value-type="string" calcext:value-type="string">
            <text:p>promedioSumaDistanciaMinimaIncorrecta</text:p>
          </table:table-cell>
          <table:table-cell office:value-type="string" calcext:value-type="string">
            <text:p>minMatches</text:p>
          </table:table-cell>
          <table:table-cell office:value-type="string" calcext:value-type="string">
            <text:p>tiempoPromedioMat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368.33333333" calcext:value-type="float">
            <text:p>2368,33333333</text:p>
          </table:table-cell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  <table:table-cell office:value-type="float" office:value="0.000129384615385" calcext:value-type="float">
            <text:p>0,00012938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861.53947368" calcext:value-type="float">
            <text:p>1861,53947368</text:p>
          </table:table-cell>
          <table:table-cell office:value-type="float" office:value="2434.1" calcext:value-type="float">
            <text:p>2434,1</text:p>
          </table:table-cell>
          <table:table-cell office:value-type="float" office:value="2" calcext:value-type="float">
            <text:p>2</text:p>
          </table:table-cell>
          <table:table-cell office:value-type="float" office:value="0.000173754032258" calcext:value-type="float">
            <text:p>0,0001737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582.5" calcext:value-type="float">
            <text:p>2582,5</text:p>
          </table:table-cell>
          <table:table-cell office:value-type="float" office:value="2417.70588235" calcext:value-type="float">
            <text:p>2417,70588235</text:p>
          </table:table-cell>
          <table:table-cell office:value-type="float" office:value="2" calcext:value-type="float">
            <text:p>2</text:p>
          </table:table-cell>
          <table:table-cell office:value-type="float" office:value="0.00016725" calcext:value-type="float">
            <text:p>0,000167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493.5" calcext:value-type="float">
            <text:p>2493,5</text:p>
          </table:table-cell>
          <table:table-cell office:value-type="float" office:value="2462.95454545" calcext:value-type="float">
            <text:p>2462,95454545</text:p>
          </table:table-cell>
          <table:table-cell office:value-type="float" office:value="2" calcext:value-type="float">
            <text:p>2</text:p>
          </table:table-cell>
          <table:table-cell office:value-type="float" office:value="0.00013277" calcext:value-type="float">
            <text:p>0,000132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121.625" calcext:value-type="float">
            <text:p>2121,625</text:p>
          </table:table-cell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office:value-type="float" office:value="0.000151979166667" calcext:value-type="float">
            <text:p>0,00015197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486.19444444" calcext:value-type="float">
            <text:p>1486,19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6692857143" calcext:value-type="float">
            <text:p>0,0001669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135.91176471" calcext:value-type="float">
            <text:p>2135,91176471</text:p>
          </table:table-cell>
          <table:table-cell office:value-type="float" office:value="2355.53846154" calcext:value-type="float">
            <text:p>2355,53846154</text:p>
          </table:table-cell>
          <table:table-cell office:value-type="float" office:value="2" calcext:value-type="float">
            <text:p>2</text:p>
          </table:table-cell>
          <table:table-cell office:value-type="float" office:value="0.00017722631579" calcext:value-type="float">
            <text:p>0,00017722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047.71428571" calcext:value-type="float">
            <text:p>2047,71428571</text:p>
          </table:table-cell>
          <table:table-cell office:value-type="float" office:value="2436.6" calcext:value-type="float">
            <text:p>2436,6</text:p>
          </table:table-cell>
          <table:table-cell office:value-type="float" office:value="2" calcext:value-type="float">
            <text:p>2</text:p>
          </table:table-cell>
          <table:table-cell office:value-type="float" office:value="0.00018056060606" calcext:value-type="float">
            <text:p>0,00018056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654" calcext:value-type="float">
            <text:p>2654</text:p>
          </table:table-cell>
          <table:table-cell office:value-type="float" office:value="2368.52272727" calcext:value-type="float">
            <text:p>2368,52272727</text:p>
          </table:table-cell>
          <table:table-cell office:value-type="float" office:value="2" calcext:value-type="float">
            <text:p>2</text:p>
          </table:table-cell>
          <table:table-cell office:value-type="float" office:value="0.000136691666667" calcext:value-type="float">
            <text:p>0,00013669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2421.61111111" calcext:value-type="float">
            <text:p>2421,61111111</text:p>
          </table:table-cell>
          <table:table-cell office:value-type="float" office:value="2486.25" calcext:value-type="float">
            <text:p>2486,25</text:p>
          </table:table-cell>
          <table:table-cell office:value-type="float" office:value="2" calcext:value-type="float">
            <text:p>2</text:p>
          </table:table-cell>
          <table:table-cell office:value-type="float" office:value="0.000178960000001" calcext:value-type="float">
            <text:p>0,0001789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5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68.33333333" calcext:value-type="float">
            <text:p>2368,33333333</text:p>
          </table:table-cell>
          <table:table-cell office:value-type="float" office:value="2494" calcext:value-type="float">
            <text:p>2494</text:p>
          </table:table-cell>
          <table:table-cell office:value-type="float" office:value="2" calcext:value-type="float">
            <text:p>2</text:p>
          </table:table-cell>
          <table:table-cell office:value-type="float" office:value="0.000126692307692" calcext:value-type="float">
            <text:p>0,000126692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864.47368421" calcext:value-type="float">
            <text:p>1864,47368421</text:p>
          </table:table-cell>
          <table:table-cell office:value-type="float" office:value="2404.3" calcext:value-type="float">
            <text:p>2404,3</text:p>
          </table:table-cell>
          <table:table-cell office:value-type="float" office:value="2" calcext:value-type="float">
            <text:p>2</text:p>
          </table:table-cell>
          <table:table-cell office:value-type="float" office:value="0.000169040322581" calcext:value-type="float">
            <text:p>0,000169040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71.25" calcext:value-type="float">
            <text:p>2571,25</text:p>
          </table:table-cell>
          <table:table-cell office:value-type="float" office:value="2421.67647059" calcext:value-type="float">
            <text:p>2421,67647059</text:p>
          </table:table-cell>
          <table:table-cell office:value-type="float" office:value="2" calcext:value-type="float">
            <text:p>2</text:p>
          </table:table-cell>
          <table:table-cell office:value-type="float" office:value="0.00014144" calcext:value-type="float">
            <text:p>0,0001414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93.5" calcext:value-type="float">
            <text:p>2493,5</text:p>
          </table:table-cell>
          <table:table-cell office:value-type="float" office:value="2486.36363636" calcext:value-type="float">
            <text:p>2486,36363636</text:p>
          </table:table-cell>
          <table:table-cell office:value-type="float" office:value="2" calcext:value-type="float">
            <text:p>2</text:p>
          </table:table-cell>
          <table:table-cell office:value-type="float" office:value="0.00012906" calcext:value-type="float">
            <text:p>0,0001290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21.625" calcext:value-type="float">
            <text:p>2121,625</text:p>
          </table:table-cell>
          <table:table-cell office:value-type="float" office:value="2233" calcext:value-type="float">
            <text:p>2233</text:p>
          </table:table-cell>
          <table:table-cell office:value-type="float" office:value="2" calcext:value-type="float">
            <text:p>2</text:p>
          </table:table-cell>
          <table:table-cell office:value-type="float" office:value="0.000151395833332" calcext:value-type="float">
            <text:p>0,000151395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86.19444444" calcext:value-type="float">
            <text:p>1486,19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61220238095" calcext:value-type="float">
            <text:p>0,000161220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38.56862745" calcext:value-type="float">
            <text:p>2138,56862745</text:p>
          </table:table-cell>
          <table:table-cell office:value-type="float" office:value="2340.96428571" calcext:value-type="float">
            <text:p>2340,96428571</text:p>
          </table:table-cell>
          <table:table-cell office:value-type="float" office:value="2" calcext:value-type="float">
            <text:p>2</text:p>
          </table:table-cell>
          <table:table-cell office:value-type="float" office:value="0.00017362105263" calcext:value-type="float">
            <text:p>0,000173621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047.85714286" calcext:value-type="float">
            <text:p>2047,85714286</text:p>
          </table:table-cell>
          <table:table-cell office:value-type="float" office:value="2435.8" calcext:value-type="float">
            <text:p>2435,8</text:p>
          </table:table-cell>
          <table:table-cell office:value-type="float" office:value="2" calcext:value-type="float">
            <text:p>2</text:p>
          </table:table-cell>
          <table:table-cell office:value-type="float" office:value="0.000178007575756" calcext:value-type="float">
            <text:p>0,0001780076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41.5" calcext:value-type="float">
            <text:p>2641,5</text:p>
          </table:table-cell>
          <table:table-cell office:value-type="float" office:value="2369.65909091" calcext:value-type="float">
            <text:p>2369,65909091</text:p>
          </table:table-cell>
          <table:table-cell office:value-type="float" office:value="2" calcext:value-type="float">
            <text:p>2</text:p>
          </table:table-cell>
          <table:table-cell office:value-type="float" office:value="0.000134883333333" calcext:value-type="float">
            <text:p>0,0001348833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1.61111111" calcext:value-type="float">
            <text:p>2421,61111111</text:p>
          </table:table-cell>
          <table:table-cell office:value-type="float" office:value="2486.25" calcext:value-type="float">
            <text:p>2486,25</text:p>
          </table:table-cell>
          <table:table-cell office:value-type="float" office:value="2" calcext:value-type="float">
            <text:p>2</text:p>
          </table:table-cell>
          <table:table-cell office:value-type="float" office:value="0.000193189999999" calcext:value-type="float">
            <text:p>0,00019319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4:.B23])" office:value-type="percentage" office:value="0.53979213584276" calcext:value-type="percentage">
            <text:p>53,98%</text:p>
          </table:table-cell>
          <table:table-cell table:number-columns-repeated="14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768.125" calcext:value-type="float">
            <text:p>768,125</text:p>
          </table:table-cell>
          <table:table-cell office:value-type="float" office:value="887.5625" calcext:value-type="float">
            <text:p>887,5625</text:p>
          </table:table-cell>
          <table:table-cell office:value-type="float" office:value="2" calcext:value-type="float">
            <text:p>2</text:p>
          </table:table-cell>
          <table:table-cell office:value-type="float" office:value="0.000298865384615" calcext:value-type="float">
            <text:p>0,000298865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table:style-name="ce5" office:value-type="float" office:value="869.80952381" calcext:value-type="float">
            <text:p>869,80952381</text:p>
          </table:table-cell>
          <table:table-cell office:value-type="float" office:value="858.775" calcext:value-type="float">
            <text:p>858,775</text:p>
          </table:table-cell>
          <table:table-cell office:value-type="float" office:value="2" calcext:value-type="float">
            <text:p>2</text:p>
          </table:table-cell>
          <table:table-cell office:value-type="float" office:value="0.000280176923077" calcext:value-type="float">
            <text:p>0,0002801769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table:style-name="ce3" office:value-type="percentage" office:value="0.130434782609" calcext:value-type="percentage">
            <text:p>13,04%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335.5" calcext:value-type="float">
            <text:p>1335,5</text:p>
          </table:table-cell>
          <table:table-cell office:value-type="float" office:value="1222.97368421" calcext:value-type="float">
            <text:p>1222,97368421</text:p>
          </table:table-cell>
          <table:table-cell office:value-type="float" office:value="2" calcext:value-type="float">
            <text:p>2</text:p>
          </table:table-cell>
          <table:table-cell office:value-type="float" office:value="0.00031895" calcext:value-type="float">
            <text:p>0,0003189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14.5" calcext:value-type="float">
            <text:p>1214,5</text:p>
          </table:table-cell>
          <table:table-cell office:value-type="float" office:value="956.863636364" calcext:value-type="float">
            <text:p>956,863636364</text:p>
          </table:table-cell>
          <table:table-cell office:value-type="float" office:value="2" calcext:value-type="float">
            <text:p>2</text:p>
          </table:table-cell>
          <table:table-cell office:value-type="float" office:value="0.000270490740741" calcext:value-type="float">
            <text:p>0,0002704907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44.5" calcext:value-type="float">
            <text:p>1244,5</text:p>
          </table:table-cell>
          <table:table-cell office:value-type="float" office:value="1119.16666667" calcext:value-type="float">
            <text:p>1119,16666667</text:p>
          </table:table-cell>
          <table:table-cell office:value-type="float" office:value="2" calcext:value-type="float">
            <text:p>2</text:p>
          </table:table-cell>
          <table:table-cell office:value-type="float" office:value="0.000299291666665" calcext:value-type="float">
            <text:p>0,0002992917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710.34" calcext:value-type="float">
            <text:p>710,34</text:p>
          </table:table-cell>
          <table:table-cell office:value-type="float" office:value="1023.63636364" calcext:value-type="float">
            <text:p>1023,63636364</text:p>
          </table:table-cell>
          <table:table-cell office:value-type="float" office:value="2" calcext:value-type="float">
            <text:p>2</text:p>
          </table:table-cell>
          <table:table-cell office:value-type="float" office:value="0.000307625" calcext:value-type="float">
            <text:p>0,00030762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009.58333333" calcext:value-type="float">
            <text:p>1009,58333333</text:p>
          </table:table-cell>
          <table:table-cell office:value-type="float" office:value="853.650943396" calcext:value-type="float">
            <text:p>853,650943396</text:p>
          </table:table-cell>
          <table:table-cell office:value-type="float" office:value="2" calcext:value-type="float">
            <text:p>2</text:p>
          </table:table-cell>
          <table:table-cell office:value-type="float" office:value="0.000264369791666" calcext:value-type="float">
            <text:p>0,000264369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899.5" calcext:value-type="float">
            <text:p>899,5</text:p>
          </table:table-cell>
          <table:table-cell office:value-type="float" office:value="953.764705882" calcext:value-type="float">
            <text:p>953,764705882</text:p>
          </table:table-cell>
          <table:table-cell office:value-type="float" office:value="2" calcext:value-type="float">
            <text:p>2</text:p>
          </table:table-cell>
          <table:table-cell office:value-type="float" office:value="0.000368931818179" calcext:value-type="float">
            <text:p>0,0003689318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315.75" calcext:value-type="float">
            <text:p>1315,75</text:p>
          </table:table-cell>
          <table:table-cell office:value-type="float" office:value="1169.85185185" calcext:value-type="float">
            <text:p>1169,85185185</text:p>
          </table:table-cell>
          <table:table-cell office:value-type="float" office:value="2" calcext:value-type="float">
            <text:p>2</text:p>
          </table:table-cell>
          <table:table-cell office:value-type="float" office:value="0.000282207142854" calcext:value-type="float">
            <text:p>0,000282207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1</text:p>
          </table:table-cell>
          <table:table-cell office:value-type="float" office:value="1280.25" calcext:value-type="float">
            <text:p>1280,25</text:p>
          </table:table-cell>
          <table:table-cell office:value-type="float" office:value="928.904761905" calcext:value-type="float">
            <text:p>928,904761905</text:p>
          </table:table-cell>
          <table:table-cell office:value-type="float" office:value="2" calcext:value-type="float">
            <text:p>2</text:p>
          </table:table-cell>
          <table:table-cell office:value-type="float" office:value="0.000287739999999" calcext:value-type="float">
            <text:p>0,00028774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5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68.125" calcext:value-type="float">
            <text:p>768,125</text:p>
          </table:table-cell>
          <table:table-cell office:value-type="float" office:value="887.5625" calcext:value-type="float">
            <text:p>887,5625</text:p>
          </table:table-cell>
          <table:table-cell office:value-type="float" office:value="2" calcext:value-type="float">
            <text:p>2</text:p>
          </table:table-cell>
          <table:table-cell office:value-type="float" office:value="0.0002885" calcext:value-type="float">
            <text:p>0,000288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74.095238095" calcext:value-type="float">
            <text:p>874,095238095</text:p>
          </table:table-cell>
          <table:table-cell office:value-type="float" office:value="868.785714286" calcext:value-type="float">
            <text:p>868,785714286</text:p>
          </table:table-cell>
          <table:table-cell office:value-type="float" office:value="2" calcext:value-type="float">
            <text:p>2</text:p>
          </table:table-cell>
          <table:table-cell office:value-type="float" office:value="0.000275023076923" calcext:value-type="float">
            <text:p>0,0002750231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30434782609" calcext:value-type="percentage">
            <text:p>13,04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53.16666667" calcext:value-type="float">
            <text:p>1253,16666667</text:p>
          </table:table-cell>
          <table:table-cell office:value-type="float" office:value="1240.95" calcext:value-type="float">
            <text:p>1240,95</text:p>
          </table:table-cell>
          <table:table-cell office:value-type="float" office:value="2" calcext:value-type="float">
            <text:p>2</text:p>
          </table:table-cell>
          <table:table-cell office:value-type="float" office:value="0.00033005" calcext:value-type="float">
            <text:p>0,00033005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14.5" calcext:value-type="float">
            <text:p>1214,5</text:p>
          </table:table-cell>
          <table:table-cell office:value-type="float" office:value="926.727272727" calcext:value-type="float">
            <text:p>926,727272727</text:p>
          </table:table-cell>
          <table:table-cell office:value-type="float" office:value="2" calcext:value-type="float">
            <text:p>2</text:p>
          </table:table-cell>
          <table:table-cell office:value-type="float" office:value="0.00027324074074" calcext:value-type="float">
            <text:p>0,00027324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44.5" calcext:value-type="float">
            <text:p>1244,5</text:p>
          </table:table-cell>
          <table:table-cell office:value-type="float" office:value="1166.92857143" calcext:value-type="float">
            <text:p>1166,92857143</text:p>
          </table:table-cell>
          <table:table-cell office:value-type="float" office:value="2" calcext:value-type="float">
            <text:p>2</text:p>
          </table:table-cell>
          <table:table-cell office:value-type="float" office:value="0.000293541666667" calcext:value-type="float">
            <text:p>0,0002935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25.94" calcext:value-type="float">
            <text:p>725,94</text:p>
          </table:table-cell>
          <table:table-cell office:value-type="float" office:value="988.181818182" calcext:value-type="float">
            <text:p>988,181818182</text:p>
          </table:table-cell>
          <table:table-cell office:value-type="float" office:value="2" calcext:value-type="float">
            <text:p>2</text:p>
          </table:table-cell>
          <table:table-cell office:value-type="float" office:value="0.000313035714285" calcext:value-type="float">
            <text:p>0,00031303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006.66666667" calcext:value-type="float">
            <text:p>1006,66666667</text:p>
          </table:table-cell>
          <table:table-cell office:value-type="float" office:value="854.311320755" calcext:value-type="float">
            <text:p>854,311320755</text:p>
          </table:table-cell>
          <table:table-cell office:value-type="float" office:value="2" calcext:value-type="float">
            <text:p>2</text:p>
          </table:table-cell>
          <table:table-cell office:value-type="float" office:value="0.000267523437501" calcext:value-type="float">
            <text:p>0,00026752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901.333333333" calcext:value-type="float">
            <text:p>901,333333333</text:p>
          </table:table-cell>
          <table:table-cell office:value-type="float" office:value="949.222222222" calcext:value-type="float">
            <text:p>949,222222222</text:p>
          </table:table-cell>
          <table:table-cell office:value-type="float" office:value="2" calcext:value-type="float">
            <text:p>2</text:p>
          </table:table-cell>
          <table:table-cell office:value-type="float" office:value="0.000371128787878" calcext:value-type="float">
            <text:p>0,00037112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315.75" calcext:value-type="float">
            <text:p>1315,75</text:p>
          </table:table-cell>
          <table:table-cell office:value-type="float" office:value="1169.85185185" calcext:value-type="float">
            <text:p>1169,85185185</text:p>
          </table:table-cell>
          <table:table-cell office:value-type="float" office:value="2" calcext:value-type="float">
            <text:p>2</text:p>
          </table:table-cell>
          <table:table-cell office:value-type="float" office:value="0.000289357142858" calcext:value-type="float">
            <text:p>0,00028935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80.25" calcext:value-type="float">
            <text:p>1280,25</text:p>
          </table:table-cell>
          <table:table-cell office:value-type="float" office:value="928.904761905" calcext:value-type="float">
            <text:p>928,904761905</text:p>
          </table:table-cell>
          <table:table-cell office:value-type="float" office:value="2" calcext:value-type="float">
            <text:p>2</text:p>
          </table:table-cell>
          <table:table-cell office:value-type="float" office:value="0.000280490000001" calcext:value-type="float">
            <text:p>0,00028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09.333333333" calcext:value-type="float">
            <text:p>609,333333333</text:p>
          </table:table-cell>
          <table:table-cell office:value-type="float" office:value="750.222222222" calcext:value-type="float">
            <text:p>750,222222222</text:p>
          </table:table-cell>
          <table:table-cell office:value-type="float" office:value="1" calcext:value-type="float">
            <text:p>1</text:p>
          </table:table-cell>
          <table:table-cell office:value-type="float" office:value="0.000321307692308" calcext:value-type="float">
            <text:p>0,000321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275" calcext:value-type="percentage">
            <text:p>27,50%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90.454545455" calcext:value-type="float">
            <text:p>690,454545455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.000276773076923" calcext:value-type="float">
            <text:p>0,00027677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65.25" calcext:value-type="float">
            <text:p>1265,25</text:p>
          </table:table-cell>
          <table:table-cell office:value-type="float" office:value="1052.89473684" calcext:value-type="float">
            <text:p>1052,89473684</text:p>
          </table:table-cell>
          <table:table-cell office:value-type="float" office:value="1" calcext:value-type="float">
            <text:p>1</text:p>
          </table:table-cell>
          <table:table-cell office:value-type="float" office:value="0.00033476" calcext:value-type="float">
            <text:p>0,00033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742" calcext:value-type="float">
            <text:p>742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0.000258351851852" calcext:value-type="float">
            <text:p>0,00025835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444444444444" calcext:value-type="percentage">
            <text:p>44,44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186.5" calcext:value-type="float">
            <text:p>1186,5</text:p>
          </table:table-cell>
          <table:table-cell office:value-type="float" office:value="927.6" calcext:value-type="float">
            <text:p>927,6</text:p>
          </table:table-cell>
          <table:table-cell office:value-type="float" office:value="1" calcext:value-type="float">
            <text:p>1</text:p>
          </table:table-cell>
          <table:table-cell office:value-type="float" office:value="0.0003093125" calcext:value-type="float">
            <text:p>0,0003093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11111111111" calcext:value-type="percentage">
            <text:p>61,11%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35.363636364" calcext:value-type="float">
            <text:p>635,363636364</text:p>
          </table:table-cell>
          <table:table-cell office:value-type="float" office:value="816.214285714" calcext:value-type="float">
            <text:p>816,214285714</text:p>
          </table:table-cell>
          <table:table-cell office:value-type="float" office:value="1" calcext:value-type="float">
            <text:p>1</text:p>
          </table:table-cell>
          <table:table-cell office:value-type="float" office:value="0.000306434523809" calcext:value-type="float">
            <text:p>0,00030643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71875" calcext:value-type="percentage">
            <text:p>17,19%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96" calcext:value-type="float">
            <text:p>896</text:p>
          </table:table-cell>
          <table:table-cell office:value-type="float" office:value="700.773584906" calcext:value-type="float">
            <text:p>700,773584906</text:p>
          </table:table-cell>
          <table:table-cell office:value-type="float" office:value="1" calcext:value-type="float">
            <text:p>1</text:p>
          </table:table-cell>
          <table:table-cell office:value-type="float" office:value="0.000268690104167" calcext:value-type="float">
            <text:p>0,00026869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54545454545" calcext:value-type="percentage">
            <text:p>45,45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69.4" calcext:value-type="float">
            <text:p>869,4</text:p>
          </table:table-cell>
          <table:table-cell office:value-type="float" office:value="770.388888889" calcext:value-type="float">
            <text:p>770,388888889</text:p>
          </table:table-cell>
          <table:table-cell office:value-type="float" office:value="1" calcext:value-type="float">
            <text:p>1</text:p>
          </table:table-cell>
          <table:table-cell office:value-type="float" office:value="0.000355416666666" calcext:value-type="float">
            <text:p>0,0003554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344827586207" calcext:value-type="percentage">
            <text:p>3,45%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974" calcext:value-type="float">
            <text:p>974</text:p>
          </table:table-cell>
          <table:table-cell office:value-type="float" office:value="959.607142857" calcext:value-type="float">
            <text:p>959,607142857</text:p>
          </table:table-cell>
          <table:table-cell office:value-type="float" office:value="1" calcext:value-type="float">
            <text:p>1</text:p>
          </table:table-cell>
          <table:table-cell office:value-type="float" office:value="0.000288564285716" calcext:value-type="float">
            <text:p>0,00028856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768.782608696" calcext:value-type="float">
            <text:p>768,782608696</text:p>
          </table:table-cell>
          <table:table-cell office:value-type="float" office:value="1" calcext:value-type="float">
            <text:p>1</text:p>
          </table:table-cell>
          <table:table-cell office:value-type="float" office:value="0.00027842" calcext:value-type="float">
            <text:p>0,000278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47:.B56])" office:value-type="percentage" office:value="0.2498705145532" calcext:value-type="percentage">
            <text:p>24,99%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EnterExitCrossingPaths1cor.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89.25" calcext:value-type="float">
            <text:p>2189,25</text:p>
          </table:table-cell>
          <table:table-cell office:value-type="float" office:value="2317.5" calcext:value-type="float">
            <text:p>2317,5</text:p>
          </table:table-cell>
          <table:table-cell office:value-type="float" office:value="1" calcext:value-type="float">
            <text:p>1</text:p>
          </table:table-cell>
          <table:table-cell office:value-type="float" office:value="0.000121192307692" calcext:value-type="float">
            <text:p>0,0001211923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.mpg</text:p>
          </table:table-cell>
          <table:table-cell office:value-type="percentage" office:value="0.837209302326" calcext:value-type="percentage">
            <text:p>83,72%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27.5" calcext:value-type="float">
            <text:p>1727,5</text:p>
          </table:table-cell>
          <table:table-cell office:value-type="float" office:value="2266.57142857" calcext:value-type="float">
            <text:p>2266,57142857</text:p>
          </table:table-cell>
          <table:table-cell office:value-type="float" office:value="1" calcext:value-type="float">
            <text:p>1</text:p>
          </table:table-cell>
          <table:table-cell office:value-type="float" office:value="0.000167596774194" calcext:value-type="float">
            <text:p>0,000167596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0.85714286" calcext:value-type="float">
            <text:p>2420,85714286</text:p>
          </table:table-cell>
          <table:table-cell office:value-type="float" office:value="2234.875" calcext:value-type="float">
            <text:p>2234,875</text:p>
          </table:table-cell>
          <table:table-cell office:value-type="float" office:value="1" calcext:value-type="float">
            <text:p>1</text:p>
          </table:table-cell>
          <table:table-cell office:value-type="float" office:value="0.00014617" calcext:value-type="float">
            <text:p>0,0001461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.mpg</text:p>
          </table:table-cell>
          <table:table-cell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85" calcext:value-type="float">
            <text:p>2485</text:p>
          </table:table-cell>
          <table:table-cell office:value-type="float" office:value="2331.3" calcext:value-type="float">
            <text:p>2331,3</text:p>
          </table:table-cell>
          <table:table-cell office:value-type="float" office:value="1" calcext:value-type="float">
            <text:p>1</text:p>
          </table:table-cell>
          <table:table-cell office:value-type="float" office:value="0.00013347" calcext:value-type="float">
            <text:p>0,0001334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.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89.14285714" calcext:value-type="float">
            <text:p>1789,14285714</text:p>
          </table:table-cell>
          <table:table-cell office:value-type="float" office:value="2190.66666667" calcext:value-type="float">
            <text:p>2190,66666667</text:p>
          </table:table-cell>
          <table:table-cell office:value-type="float" office:value="1" calcext:value-type="float">
            <text:p>1</text:p>
          </table:table-cell>
          <table:table-cell office:value-type="float" office:value="0.000146895833333" calcext:value-type="float">
            <text:p>0,000146895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.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83.77777778" calcext:value-type="float">
            <text:p>1283,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62910714286" calcext:value-type="float">
            <text:p>0,000162910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.mpg</text:p>
          </table:table-cell>
          <table:table-cell office:value-type="percentage" office:value="0.738461538462" calcext:value-type="percentage">
            <text:p>73,85%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974.4375" calcext:value-type="float">
            <text:p>1974,4375</text:p>
          </table:table-cell>
          <table:table-cell office:value-type="float" office:value="2193.41176471" calcext:value-type="float">
            <text:p>2193,41176471</text:p>
          </table:table-cell>
          <table:table-cell office:value-type="float" office:value="1" calcext:value-type="float">
            <text:p>1</text:p>
          </table:table-cell>
          <table:table-cell office:value-type="float" office:value="0.000177736842105" calcext:value-type="float">
            <text:p>0,000177736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.mpg</text:p>
          </table:table-cell>
          <table:table-cell office:value-type="percentage" office:value="0.757575757576" calcext:value-type="percentage">
            <text:p>75,76%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838.04" calcext:value-type="float">
            <text:p>1838,04</text:p>
          </table:table-cell>
          <table:table-cell office:value-type="float" office:value="2307375" calcext:value-type="float">
            <text:p>2307375</text:p>
          </table:table-cell>
          <table:table-cell office:value-type="float" office:value="1" calcext:value-type="float">
            <text:p>1</text:p>
          </table:table-cell>
          <table:table-cell office:value-type="float" office:value="0.000175181818181" calcext:value-type="float">
            <text:p>0,0001751818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.mpg</text:p>
          </table:table-cell>
          <table:table-cell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24.33333333" calcext:value-type="float">
            <text:p>2424,33333333</text:p>
          </table:table-cell>
          <table:table-cell office:value-type="float" office:value="2199.9047619" calcext:value-type="float">
            <text:p>2199,9047619</text:p>
          </table:table-cell>
          <table:table-cell office:value-type="float" office:value="1" calcext:value-type="float">
            <text:p>1</text:p>
          </table:table-cell>
          <table:table-cell office:value-type="float" office:value="0.000134041666669" calcext:value-type="float">
            <text:p>0,0001340417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414.42857143" calcext:value-type="float">
            <text:p>2414,42857143</text:p>
          </table:table-cell>
          <table:table-cell office:value-type="float" office:value="2314.4375" calcext:value-type="float">
            <text:p>2314,4375</text:p>
          </table:table-cell>
          <table:table-cell office:value-type="float" office:value="1" calcext:value-type="float">
            <text:p>1</text:p>
          </table:table-cell>
          <table:table-cell office:value-type="float" office:value="0.000181519999999" calcext:value-type="float">
            <text:p>0,0001815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/>
          <table:table-cell table:formula="of:=AVERAGE([.B58:.B67])" office:value-type="percentage" office:value="0.5266942250538" calcext:value-type="percentage">
            <text:p>52,67%</text:p>
          </table:table-cell>
          <table:table-cell table:number-columns-repeated="20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43.5" calcext:value-type="float">
            <text:p>2643,5</text:p>
          </table:table-cell>
          <table:table-cell office:value-type="float" office:value="2668.03125" calcext:value-type="float">
            <text:p>2668,03125</text:p>
          </table:table-cell>
          <table:table-cell office:value-type="float" office:value="4" calcext:value-type="float">
            <text:p>4</text:p>
          </table:table-cell>
          <table:table-cell office:value-type="float" office:value="0.000137346153846" calcext:value-type="float">
            <text:p>0,000137346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110.41666667" calcext:value-type="float">
            <text:p>2110,41666667</text:p>
          </table:table-cell>
          <table:table-cell office:value-type="float" office:value="2545.55" calcext:value-type="float">
            <text:p>2545,55</text:p>
          </table:table-cell>
          <table:table-cell office:value-type="float" office:value="4" calcext:value-type="float">
            <text:p>4</text:p>
          </table:table-cell>
          <table:table-cell office:value-type="float" office:value="0.000161004032258" calcext:value-type="float">
            <text:p>0,00016100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95.54166667" calcext:value-type="float">
            <text:p>2695,54166667</text:p>
          </table:table-cell>
          <table:table-cell office:value-type="float" office:value="2604.45588235" calcext:value-type="float">
            <text:p>2604,45588235</text:p>
          </table:table-cell>
          <table:table-cell office:value-type="float" office:value="4" calcext:value-type="float">
            <text:p>4</text:p>
          </table:table-cell>
          <table:table-cell office:value-type="float" office:value="0.0001436" calcext:value-type="float">
            <text:p>0,0001436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20.9375" calcext:value-type="float">
            <text:p>2820,9375</text:p>
          </table:table-cell>
          <table:table-cell office:value-type="float" office:value="2670.65625" calcext:value-type="float">
            <text:p>2670,65625</text:p>
          </table:table-cell>
          <table:table-cell office:value-type="float" office:value="4" calcext:value-type="float">
            <text:p>4</text:p>
          </table:table-cell>
          <table:table-cell office:value-type="float" office:value="0.00012571" calcext:value-type="float">
            <text:p>0,0001257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,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42.32142857" calcext:value-type="float">
            <text:p>2342,32142857</text:p>
          </table:table-cell>
          <table:table-cell office:value-type="float" office:value="2468.83333333" calcext:value-type="float">
            <text:p>2468,8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143479166667" calcext:value-type="float">
            <text:p>0,0001434792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793.93055556" calcext:value-type="float">
            <text:p>1793,93055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162363095238" calcext:value-type="float">
            <text:p>0,000162363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,mpg</text:p>
          </table:table-cell>
          <table:table-cell office:value-type="percentage" office:value="0.84375" calcext:value-type="percentage">
            <text:p>84,38%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343.06481481" calcext:value-type="float">
            <text:p>2343,06481481</text:p>
          </table:table-cell>
          <table:table-cell office:value-type="float" office:value="2496.25" calcext:value-type="float">
            <text:p>2496,25</text:p>
          </table:table-cell>
          <table:table-cell office:value-type="float" office:value="4" calcext:value-type="float">
            <text:p>4</text:p>
          </table:table-cell>
          <table:table-cell office:value-type="float" office:value="0.000176871052631" calcext:value-type="float">
            <text:p>0,000176871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,mpg</text:p>
          </table:table-cell>
          <table:table-cell office:value-type="percentage" office:value="0.818181818182" calcext:value-type="percentage">
            <text:p>81,82%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263.37037037" calcext:value-type="float">
            <text:p>2263,37037037</text:p>
          </table:table-cell>
          <table:table-cell office:value-type="float" office:value="2560.5" calcext:value-type="float">
            <text:p>2560,5</text:p>
          </table:table-cell>
          <table:table-cell office:value-type="float" office:value="4" calcext:value-type="float">
            <text:p>4</text:p>
          </table:table-cell>
          <table:table-cell office:value-type="float" office:value="0.00017693939394" calcext:value-type="float">
            <text:p>0,000176939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,mpg</text:p>
          </table:table-cell>
          <table:table-cell table:style-name="ce3"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784.16666667" calcext:value-type="float">
            <text:p>2784,16666667</text:p>
          </table:table-cell>
          <table:table-cell office:value-type="float" office:value="2569.48809524" calcext:value-type="float">
            <text:p>2569,48809524</text:p>
          </table:table-cell>
          <table:table-cell office:value-type="float" office:value="4" calcext:value-type="float">
            <text:p>4</text:p>
          </table:table-cell>
          <table:table-cell office:value-type="float" office:value="0.000133958333333" calcext:value-type="float">
            <text:p>0,0001339583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,mpg</text:p>
          </table:table-cell>
          <table:table-cell table:style-name="ce3" office:value-type="percentage" office:value="0.478260869565" calcext:value-type="percentage">
            <text:p>47,83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36.25" calcext:value-type="float">
            <text:p>2536,25</text:p>
          </table:table-cell>
          <table:table-cell office:value-type="float" office:value="2620.14583333" calcext:value-type="float">
            <text:p>2620,14583333</text:p>
          </table:table-cell>
          <table:table-cell office:value-type="float" office:value="4" calcext:value-type="float">
            <text:p>4</text:p>
          </table:table-cell>
          <table:table-cell office:value-type="float" office:value="0.000163060000004" calcext:value-type="float">
            <text:p>0,00016306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3" table:formula="of:=AVERAGE([.B69:.B78])" office:value-type="percentage" office:value="0.5779092555994" calcext:value-type="percentage">
            <text:p>57,79%</text:p>
          </table:table-cell>
          <table:table-cell table:number-columns-repeated="20"/>
          <table:table-cell table:style-name="Default" table:number-columns-repeated="100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table:style-name="ce3"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29.215561224" calcext:value-type="float">
            <text:p>429,215561224</text:p>
          </table:table-cell>
          <table:table-cell office:value-type="float" office:value="8" calcext:value-type="float">
            <text:p>8</text:p>
          </table:table-cell>
          <table:table-cell office:value-type="float" office:value="0.000124519230769" calcext:value-type="float">
            <text:p>0,00012451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table:style-name="ce3"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2.333848443" calcext:value-type="float">
            <text:p>302,333848443</text:p>
          </table:table-cell>
          <table:table-cell office:value-type="float" office:value="340.578125" calcext:value-type="float">
            <text:p>340,578125</text:p>
          </table:table-cell>
          <table:table-cell office:value-type="float" office:value="8" calcext:value-type="float">
            <text:p>8</text:p>
          </table:table-cell>
          <table:table-cell office:value-type="float" office:value="0.000178137096774" calcext:value-type="float">
            <text:p>0,00017813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table:style-name="ce3" office:value-type="percentage" office:value="0.130434782609" calcext:value-type="percentage">
            <text:p>13,04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85.3125" calcext:value-type="float">
            <text:p>485,3125</text:p>
          </table:table-cell>
          <table:table-cell office:value-type="float" office:value="388.517649872" calcext:value-type="float">
            <text:p>388,517649872</text:p>
          </table:table-cell>
          <table:table-cell office:value-type="float" office:value="8" calcext:value-type="float">
            <text:p>8</text:p>
          </table:table-cell>
          <table:table-cell office:value-type="float" office:value="0.00014862" calcext:value-type="float">
            <text:p>0,000148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table:style-name="ce3"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80.9625" calcext:value-type="float">
            <text:p>480,9625</text:p>
          </table:table-cell>
          <table:table-cell office:value-type="float" office:value="475.570723214" calcext:value-type="float">
            <text:p>475,570723214</text:p>
          </table:table-cell>
          <table:table-cell office:value-type="float" office:value="8" calcext:value-type="float">
            <text:p>8</text:p>
          </table:table-cell>
          <table:table-cell office:value-type="float" office:value="0.00012923" calcext:value-type="float">
            <text:p>0,000129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1.8359375" calcext:value-type="float">
            <text:p>321,8359375</text:p>
          </table:table-cell>
          <table:table-cell office:value-type="float" office:value="401.530383716" calcext:value-type="float">
            <text:p>401,530383716</text:p>
          </table:table-cell>
          <table:table-cell office:value-type="float" office:value="8" calcext:value-type="float">
            <text:p>8</text:p>
          </table:table-cell>
          <table:table-cell office:value-type="float" office:value="0.000142604166667" calcext:value-type="float">
            <text:p>0,00014260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table:style-name="ce3" office:value-type="percentage" office:value="0.944444444444" calcext:value-type="percentage">
            <text:p>94,44%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4.442940009" calcext:value-type="float">
            <text:p>324,442940009</text:p>
          </table:table-cell>
          <table:table-cell office:value-type="float" office:value="348.932823129" calcext:value-type="float">
            <text:p>348,932823129</text:p>
          </table:table-cell>
          <table:table-cell office:value-type="float" office:value="8" calcext:value-type="float">
            <text:p>8</text:p>
          </table:table-cell>
          <table:table-cell office:value-type="float" office:value="0.000163738095238" calcext:value-type="float">
            <text:p>0,00016373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table:style-name="ce3" office:value-type="percentage" office:value="0.969230769231" calcext:value-type="percentage">
            <text:p>96,92%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29.023537887" calcext:value-type="float">
            <text:p>329,023537887</text:p>
          </table:table-cell>
          <table:table-cell office:value-type="float" office:value="335.1015625" calcext:value-type="float">
            <text:p>335,1015625</text:p>
          </table:table-cell>
          <table:table-cell office:value-type="float" office:value="8" calcext:value-type="float">
            <text:p>8</text:p>
          </table:table-cell>
          <table:table-cell office:value-type="float" office:value="0.000169213157894" calcext:value-type="float">
            <text:p>0,0001692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table:style-name="ce3" office:value-type="percentage" office:value="0.939393939394" calcext:value-type="percentage">
            <text:p>93,94%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30.30921179" calcext:value-type="float">
            <text:p>330,30921179</text:p>
          </table:table-cell>
          <table:table-cell office:value-type="float" office:value="352.53125" calcext:value-type="float">
            <text:p>352,53125</text:p>
          </table:table-cell>
          <table:table-cell office:value-type="float" office:value="8" calcext:value-type="float">
            <text:p>8</text:p>
          </table:table-cell>
          <table:table-cell office:value-type="float" office:value="0.000182242424245" calcext:value-type="float">
            <text:p>0,0001822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55.640926484" calcext:value-type="float">
            <text:p>455,640926484</text:p>
          </table:table-cell>
          <table:table-cell office:value-type="float" office:value="8" calcext:value-type="float">
            <text:p>8</text:p>
          </table:table-cell>
          <table:table-cell office:value-type="float" office:value="0.000141166666666" calcext:value-type="float">
            <text:p>0,0001411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65217391304" calcext:value-type="percentage">
            <text:p>56,52%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68.393189103" calcext:value-type="float">
            <text:p>368,393189103</text:p>
          </table:table-cell>
          <table:table-cell office:value-type="float" office:value="388.223348214" calcext:value-type="float">
            <text:p>388,223348214</text:p>
          </table:table-cell>
          <table:table-cell office:value-type="float" office:value="8" calcext:value-type="float">
            <text:p>8</text:p>
          </table:table-cell>
          <table:table-cell office:value-type="float" office:value="0.000168129999997" calcext:value-type="float">
            <text:p>0,000168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80:.B89])" office:value-type="percentage" office:value="0.56184182966793" calcext:value-type="percentage">
            <text:p>56,1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20.157142857" calcext:value-type="float">
            <text:p>520,157142857</text:p>
          </table:table-cell>
          <table:table-cell office:value-type="float" office:value="432.559604334" calcext:value-type="float">
            <text:p>432,55960433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52711538462" calcext:value-type="float">
            <text:p>0,00015271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931818181818" calcext:value-type="percentage">
            <text:p>93,18%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1.666167922" calcext:value-type="float">
            <text:p>251,666167922</text:p>
          </table:table-cell>
          <table:table-cell office:value-type="float" office:value="246.991792929" calcext:value-type="float">
            <text:p>246,99179292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79532258065" calcext:value-type="float">
            <text:p>0,00017953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35.191887626" calcext:value-type="float">
            <text:p>435,191887626</text:p>
          </table:table-cell>
          <table:table-cell office:value-type="float" office:value="364.495067445" calcext:value-type="float">
            <text:p>364,495067445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6181" calcext:value-type="float">
            <text:p>0,000161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11.872727273" calcext:value-type="float">
            <text:p>411,872727273</text:p>
          </table:table-cell>
          <table:table-cell office:value-type="float" office:value="485.118412698" calcext:value-type="float">
            <text:p>485,11841269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3058" calcext:value-type="float">
            <text:p>0,000130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0.682975589" calcext:value-type="float">
            <text:p>300,682975589</text:p>
          </table:table-cell>
          <table:table-cell office:value-type="float" office:value="357.42707483" calcext:value-type="float">
            <text:p>357,4270748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47291666667" calcext:value-type="float">
            <text:p>0,00014729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08.116933431" calcext:value-type="float">
            <text:p>308,116933431</text:p>
          </table:table-cell>
          <table:table-cell office:value-type="float" office:value="267.037037037" calcext:value-type="float">
            <text:p>267,03703703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73553571428" calcext:value-type="float">
            <text:p>0,00017355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4375" calcext:value-type="percentage">
            <text:p>84,38%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65.407517233" calcext:value-type="float">
            <text:p>265,407517233</text:p>
          </table:table-cell>
          <table:table-cell office:value-type="float" office:value="337.651452271" calcext:value-type="float">
            <text:p>337,65145227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0639473684" calcext:value-type="float">
            <text:p>0,00018063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09090909091" calcext:value-type="percentage">
            <text:p>90,91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81.176320126" calcext:value-type="float">
            <text:p>281,176320126</text:p>
          </table:table-cell>
          <table:table-cell office:value-type="float" office:value="288.657744108" calcext:value-type="float">
            <text:p>288,65774410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3742424242" calcext:value-type="float">
            <text:p>0,0001837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446.580272073" calcext:value-type="float">
            <text:p>446,58027207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36116666667" calcext:value-type="float">
            <text:p>0,0001361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608695652174" calcext:value-type="percentage">
            <text:p>60,87%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7.623770443" calcext:value-type="float">
            <text:p>317,623770443</text:p>
          </table:table-cell>
          <table:table-cell office:value-type="float" office:value="372.192105079" calcext:value-type="float">
            <text:p>372,192105079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00180270000003" calcext:value-type="float">
            <text:p>0,00018027</text:p>
          </table:table-cell>
          <table:table-cell table:number-columns-repeated="1008"/>
        </table:table-row>
        <table:table-row table:style-name="ro1">
          <table:table-cell/>
          <table:table-cell table:formula="of:=AVERAGE([.B91:.B98])" office:value-type="percentage" office:value="0.61426596124275" calcext:value-type="percentage">
            <text:p>61,4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19.438690476" calcext:value-type="float">
            <text:p>619,438690476</text:p>
          </table:table-cell>
          <table:table-cell office:value-type="float" office:value="498.348313492" calcext:value-type="float">
            <text:p>498,348313492</text:p>
          </table:table-cell>
          <table:table-cell office:value-type="float" office:value="0.9" calcext:value-type="float">
            <text:p>0,9</text:p>
          </table:table-cell>
          <table:table-cell office:value-type="float" office:value="0.00012625" calcext:value-type="float">
            <text:p>0,000126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40909090909" calcext:value-type="percentage">
            <text:p>84,09%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95.70062506" calcext:value-type="float">
            <text:p>295,70062506</text:p>
          </table:table-cell>
          <table:table-cell office:value-type="float" office:value="289.713004535" calcext:value-type="float">
            <text:p>289,713004535</text:p>
          </table:table-cell>
          <table:table-cell office:value-type="float" office:value="0.9" calcext:value-type="float">
            <text:p>0,9</text:p>
          </table:table-cell>
          <table:table-cell office:value-type="float" office:value="0.0001705" calcext:value-type="float">
            <text:p>0,00017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66.497097296" calcext:value-type="float">
            <text:p>466,497097296</text:p>
          </table:table-cell>
          <table:table-cell office:value-type="float" office:value="417.36280841" calcext:value-type="float">
            <text:p>417,36280841</text:p>
          </table:table-cell>
          <table:table-cell office:value-type="float" office:value="0.9" calcext:value-type="float">
            <text:p>0,9</text:p>
          </table:table-cell>
          <table:table-cell office:value-type="float" office:value="0.00015651" calcext:value-type="float">
            <text:p>0,000156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45.815740741" calcext:value-type="float">
            <text:p>445,815740741</text:p>
          </table:table-cell>
          <table:table-cell office:value-type="float" office:value="603.28608631" calcext:value-type="float">
            <text:p>603,28608631</text:p>
          </table:table-cell>
          <table:table-cell office:value-type="float" office:value="0.9" calcext:value-type="float">
            <text:p>0,9</text:p>
          </table:table-cell>
          <table:table-cell office:value-type="float" office:value="0.00014778" calcext:value-type="float">
            <text:p>0,000147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40.549411977" calcext:value-type="float">
            <text:p>340,549411977</text:p>
          </table:table-cell>
          <table:table-cell office:value-type="float" office:value="405.075454545" calcext:value-type="float">
            <text:p>405,075454545</text:p>
          </table:table-cell>
          <table:table-cell office:value-type="float" office:value="0.9" calcext:value-type="float">
            <text:p>0,9</text:p>
          </table:table-cell>
          <table:table-cell office:value-type="float" office:value="0.000143041666665" calcext:value-type="float">
            <text:p>0,0001430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72222222222" calcext:value-type="percentage">
            <text:p>97,22%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32.033235664" calcext:value-type="float">
            <text:p>332,033235664</text:p>
          </table:table-cell>
          <table:table-cell office:value-type="float" office:value="475.111111111" calcext:value-type="float">
            <text:p>475,111111111</text:p>
          </table:table-cell>
          <table:table-cell office:value-type="float" office:value="0.9" calcext:value-type="float">
            <text:p>0,9</text:p>
          </table:table-cell>
          <table:table-cell office:value-type="float" office:value="0.000158517857142" calcext:value-type="float">
            <text:p>0,00015851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34375" calcext:value-type="percentage">
            <text:p>73,44%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0.589690221" calcext:value-type="float">
            <text:p>310,589690221</text:p>
          </table:table-cell>
          <table:table-cell office:value-type="float" office:value="338.680877999" calcext:value-type="float">
            <text:p>338,680877999</text:p>
          </table:table-cell>
          <table:table-cell office:value-type="float" office:value="0.9" calcext:value-type="float">
            <text:p>0,9</text:p>
          </table:table-cell>
          <table:table-cell office:value-type="float" office:value="0.000173686842105" calcext:value-type="float">
            <text:p>0,00017368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666666666667" calcext:value-type="percentage">
            <text:p>66,67%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17.433225471" calcext:value-type="float">
            <text:p>317,433225471</text:p>
          </table:table-cell>
          <table:table-cell office:value-type="float" office:value="351.968504057" calcext:value-type="float">
            <text:p>351,968504057</text:p>
          </table:table-cell>
          <table:table-cell office:value-type="float" office:value="0.9" calcext:value-type="float">
            <text:p>0,9</text:p>
          </table:table-cell>
          <table:table-cell office:value-type="float" office:value="0.000179575757575" calcext:value-type="float">
            <text:p>0,00017957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00.402777778" calcext:value-type="float">
            <text:p>800,402777778</text:p>
          </table:table-cell>
          <table:table-cell office:value-type="float" office:value="509.717227936" calcext:value-type="float">
            <text:p>509,717227936</text:p>
          </table:table-cell>
          <table:table-cell office:value-type="float" office:value="0.9" calcext:value-type="float">
            <text:p>0,9</text:p>
          </table:table-cell>
          <table:table-cell office:value-type="float" office:value="0.000157083333333" calcext:value-type="float">
            <text:p>0,0001570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434782608696" calcext:value-type="percentage">
            <text:p>43,48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91.391878908" calcext:value-type="float">
            <text:p>391,391878908</text:p>
          </table:table-cell>
          <table:table-cell office:value-type="float" office:value="397.544618638" calcext:value-type="float">
            <text:p>397,544618638</text:p>
          </table:table-cell>
          <table:table-cell office:value-type="float" office:value="0.9" calcext:value-type="float">
            <text:p>0,9</text:p>
          </table:table-cell>
          <table:table-cell office:value-type="float" office:value="0.000177050000002" calcext:value-type="float">
            <text:p>0,00017705</text:p>
          </table:table-cell>
          <table:table-cell table:number-columns-repeated="1008"/>
        </table:table-row>
        <table:table-row table:style-name="ro1">
          <table:table-cell/>
          <table:table-cell table:formula="of:=AVERAGE([.B102:.B111])" office:value-type="percentage" office:value="0.51634483421161" calcext:value-type="percentage">
            <text:p>51,63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00127076923077" calcext:value-type="float">
            <text:p>0,00012707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40909090909" calcext:value-type="percentage">
            <text:p>84,09%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58.91891892" calcext:value-type="float">
            <text:p>1458,91891892</text:p>
          </table:table-cell>
          <table:table-cell office:value-type="float" office:value="1967.71428571" calcext:value-type="float">
            <text:p>1967,71428571</text:p>
          </table:table-cell>
          <table:table-cell office:value-type="float" office:value="0.1" calcext:value-type="float">
            <text:p>0,1</text:p>
          </table:table-cell>
          <table:table-cell office:value-type="float" office:value="0.000170588709677" calcext:value-type="float">
            <text:p>0,00017058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0666666666667" calcext:value-type="percentage">
            <text:p>6,67%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2531" calcext:value-type="float">
            <text:p>2531</text:p>
          </table:table-cell>
          <table:table-cell office:value-type="float" office:value="806.785714286" calcext:value-type="float">
            <text:p>806,785714286</text:p>
          </table:table-cell>
          <table:table-cell office:value-type="float" office:value="0.1" calcext:value-type="float">
            <text:p>0,1</text:p>
          </table:table-cell>
          <table:table-cell office:value-type="float" office:value="0.00014877" calcext:value-type="float">
            <text:p>0,000148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.1" calcext:value-type="float">
            <text:p>0,1</text:p>
          </table:table-cell>
          <table:table-cell office:value-type="float" office:value="0.000128399999999" calcext:value-type="float">
            <text:p>0,00012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36.285714286" calcext:value-type="float">
            <text:p>536,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00161125000001" calcext:value-type="float">
            <text:p>0,000161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423076923077" calcext:value-type="percentage">
            <text:p>42,31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832.454545455" calcext:value-type="float">
            <text:p>832,454545455</text:p>
          </table:table-cell>
          <table:table-cell office:value-type="float" office:value="624.666666667" calcext:value-type="float">
            <text:p>624,666666667</text:p>
          </table:table-cell>
          <table:table-cell office:value-type="float" office:value="0.1" calcext:value-type="float">
            <text:p>0,1</text:p>
          </table:table-cell>
          <table:table-cell office:value-type="float" office:value="0.000165708333333" calcext:value-type="float">
            <text:p>0,00016570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74193548387" calcext:value-type="percentage">
            <text:p>77,42%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05.125" calcext:value-type="float">
            <text:p>1405,125</text:p>
          </table:table-cell>
          <table:table-cell office:value-type="float" office:value="2017.64285714" calcext:value-type="float">
            <text:p>2017,64285714</text:p>
          </table:table-cell>
          <table:table-cell office:value-type="float" office:value="0.1" calcext:value-type="float">
            <text:p>0,1</text:p>
          </table:table-cell>
          <table:table-cell office:value-type="float" office:value="0.000175292105264" calcext:value-type="float">
            <text:p>0,00017529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27586206897" calcext:value-type="percentage">
            <text:p>82,76%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498.5" calcext:value-type="float">
            <text:p>1498,5</text:p>
          </table:table-cell>
          <table:table-cell office:value-type="float" office:value="1812.4" calcext:value-type="float">
            <text:p>1812,4</text:p>
          </table:table-cell>
          <table:table-cell office:value-type="float" office:value="0.1" calcext:value-type="float">
            <text:p>0,1</text:p>
          </table:table-cell>
          <table:table-cell office:value-type="float" office:value="0.000175712121213" calcext:value-type="float">
            <text:p>0,00017571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office:value-type="float" office:value="329.166666667" calcext:value-type="float">
            <text:p>329,166666667</text:p>
          </table:table-cell>
          <table:table-cell office:value-type="float" office:value="0.1" calcext:value-type="float">
            <text:p>0,1</text:p>
          </table:table-cell>
          <table:table-cell office:value-type="float" office:value="0.000160483333333" calcext:value-type="float">
            <text:p>0,00016048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6315789474" calcext:value-type="percentage">
            <text:p>52,63%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1213.75" calcext:value-type="float">
            <text:p>1213,75</text:p>
          </table:table-cell>
          <table:table-cell office:value-type="float" office:value="1276.22222222" calcext:value-type="float">
            <text:p>1276,22222222</text:p>
          </table:table-cell>
          <table:table-cell office:value-type="float" office:value="0.1" calcext:value-type="float">
            <text:p>0,1</text:p>
          </table:table-cell>
          <table:table-cell office:value-type="float" office:value="0.000176139999999" calcext:value-type="float">
            <text:p>0,00017614</text:p>
          </table:table-cell>
          <table:table-cell table:number-columns-repeated="1008"/>
        </table:table-row>
        <table:table-row table:style-name="ro1">
          <table:table-cell/>
          <table:table-cell table:formula="of:=AVERAGE([.B113:.B122])" office:value-type="percentage" office:value="0.47920815587437" calcext:value-type="percentage">
            <text:p>47,9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38.591666667" calcext:value-type="float">
            <text:p>538,591666667</text:p>
          </table:table-cell>
          <table:table-cell office:value-type="float" office:value="499.475694444" calcext:value-type="float">
            <text:p>499,475694444</text:p>
          </table:table-cell>
          <table:table-cell office:value-type="float" office:value="6" calcext:value-type="float">
            <text:p>6</text:p>
          </table:table-cell>
          <table:table-cell office:value-type="float" office:value="0.000144826923077" calcext:value-type="float">
            <text:p>0,00014482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79.75997151" calcext:value-type="float">
            <text:p>379,75997151</text:p>
          </table:table-cell>
          <table:table-cell office:value-type="float" office:value="438.511111111" calcext:value-type="float">
            <text:p>438,511111111</text:p>
          </table:table-cell>
          <table:table-cell office:value-type="float" office:value="6" calcext:value-type="float">
            <text:p>6</text:p>
          </table:table-cell>
          <table:table-cell office:value-type="float" office:value="0.00017260483871" calcext:value-type="float">
            <text:p>0,00017260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17391304348" calcext:value-type="percentage">
            <text:p>21,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510.709722222" calcext:value-type="float">
            <text:p>510,709722222</text:p>
          </table:table-cell>
          <table:table-cell office:value-type="float" office:value="465.677469136" calcext:value-type="float">
            <text:p>465,677469136</text:p>
          </table:table-cell>
          <table:table-cell office:value-type="float" office:value="6" calcext:value-type="float">
            <text:p>6</text:p>
          </table:table-cell>
          <table:table-cell office:value-type="float" office:value="0.00014383" calcext:value-type="float">
            <text:p>0,000143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73.677777778" calcext:value-type="float">
            <text:p>473,677777778</text:p>
          </table:table-cell>
          <table:table-cell office:value-type="float" office:value="511.496611111" calcext:value-type="float">
            <text:p>511,496611111</text:p>
          </table:table-cell>
          <table:table-cell office:value-type="float" office:value="6" calcext:value-type="float">
            <text:p>6</text:p>
          </table:table-cell>
          <table:table-cell office:value-type="float" office:value="0.000123000000001" calcext:value-type="float">
            <text:p>0,0001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9.305555556" calcext:value-type="float">
            <text:p>409,305555556</text:p>
          </table:table-cell>
          <table:table-cell office:value-type="float" office:value="460.713888889" calcext:value-type="float">
            <text:p>460,713888889</text:p>
          </table:table-cell>
          <table:table-cell office:value-type="float" office:value="6" calcext:value-type="float">
            <text:p>6</text:p>
          </table:table-cell>
          <table:table-cell office:value-type="float" office:value="0.00015125" calcext:value-type="float">
            <text:p>0,00015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944444444444" calcext:value-type="percentage">
            <text:p>94,44%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352.332581699" calcext:value-type="float">
            <text:p>352,332581699</text:p>
          </table:table-cell>
          <table:table-cell office:value-type="float" office:value="473.541666667" calcext:value-type="float">
            <text:p>473,541666667</text:p>
          </table:table-cell>
          <table:table-cell office:value-type="float" office:value="6" calcext:value-type="float">
            <text:p>6</text:p>
          </table:table-cell>
          <table:table-cell office:value-type="float" office:value="0.000173720238094" calcext:value-type="float">
            <text:p>0,00017372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875" calcext:value-type="percentage">
            <text:p>87,50%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14.292162698" calcext:value-type="float">
            <text:p>414,292162698</text:p>
          </table:table-cell>
          <table:table-cell office:value-type="float" office:value="437.649305556" calcext:value-type="float">
            <text:p>437,649305556</text:p>
          </table:table-cell>
          <table:table-cell office:value-type="float" office:value="6" calcext:value-type="float">
            <text:p>6</text:p>
          </table:table-cell>
          <table:table-cell office:value-type="float" office:value="0.000177355263158" calcext:value-type="float">
            <text:p>0,0001773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09090909091" calcext:value-type="percentage">
            <text:p>90,91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07.142592593" calcext:value-type="float">
            <text:p>407,142592593</text:p>
          </table:table-cell>
          <table:table-cell office:value-type="float" office:value="447.731481481" calcext:value-type="float">
            <text:p>447,731481481</text:p>
          </table:table-cell>
          <table:table-cell office:value-type="float" office:value="6" calcext:value-type="float">
            <text:p>6</text:p>
          </table:table-cell>
          <table:table-cell office:value-type="float" office:value="0.000174113636364" calcext:value-type="float">
            <text:p>0,00017411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645.95625" calcext:value-type="float">
            <text:p>645,95625</text:p>
          </table:table-cell>
          <table:table-cell office:value-type="float" office:value="503.278535354" calcext:value-type="float">
            <text:p>503,278535354</text:p>
          </table:table-cell>
          <table:table-cell office:value-type="float" office:value="6" calcext:value-type="float">
            <text:p>6</text:p>
          </table:table-cell>
          <table:table-cell office:value-type="float" office:value="0.000125049999999" calcext:value-type="float">
            <text:p>0,000125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21739130435" calcext:value-type="percentage">
            <text:p>52,17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2</text:p>
          </table:table-cell>
          <table:table-cell office:value-type="float" office:value="444.586111111" calcext:value-type="float">
            <text:p>444,586111111</text:p>
          </table:table-cell>
          <table:table-cell office:value-type="float" office:value="471.303535354" calcext:value-type="float">
            <text:p>471,303535354</text:p>
          </table:table-cell>
          <table:table-cell office:value-type="float" office:value="6" calcext:value-type="float">
            <text:p>6</text:p>
          </table:table-cell>
          <table:table-cell office:value-type="float" office:value="0.000176750000002" calcext:value-type="float">
            <text:p>0,000176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24:.B133])" office:value-type="percentage" office:value="0.55373627580153" calcext:value-type="percentage">
            <text:p>55,37%</text:p>
          </table:table-cell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cion Columna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4"/>
        <table:table-column table:style-name="co4" table:default-cell-style-name="ce4"/>
        <table:table-column table:style-name="co3" table:number-columns-repeated="1010" table:default-cell-style-name="ce4"/>
        <table:table-row table:style-name="ro1">
          <table:table-cell office:value-type="string" calcext:value-type="string">
            <text:p>Archivo</text:p>
          </table:table-cell>
          <table:table-cell office:value-type="string" calcext:value-type="string">
            <text:p><text:s/>Precisión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Pruebas</text:p>
          </table:table-cell>
          <table:table-cell office:value-type="string" calcext:value-type="string">
            <text:p><text:s/>Espacio colores</text:p>
          </table:table-cell>
          <table:table-cell office:value-type="string" calcext:value-type="string">
            <text:p><text:s/>norma</text:p>
          </table:table-cell>
          <table:table-cell office:value-type="string" calcext:value-type="string">
            <text:p>Match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7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3720930233" calcext:value-type="percentage">
            <text:p>88,37%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796875" calcext:value-type="percentage">
            <text:p>79,69%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848484848485" calcext:value-type="percentage">
            <text:p>84,85%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391304347826" calcext:value-type="percentage">
            <text:p>39,13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14:.B23])" office:value-type="percentage" office:value="0.53979213584276" calcext:value-type="percentage">
            <text:p>53,98%</text:p>
          </table:table-cell>
          <table:table-cell table:number-columns-repeated="6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table:style-name="ce3" office:value-type="percentage" office:value="0.130434782609" calcext:value-type="percentage">
            <text:p>13,04%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1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7"/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30434782609" calcext:value-type="percentage">
            <text:p>13,04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07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94444444444" calcext:value-type="percentage">
            <text:p>69,44%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84615384615" calcext:value-type="percentage">
            <text:p>18,46%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84848484848" calcext:value-type="percentage">
            <text:p>48,48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689655172414" calcext:value-type="percentage">
            <text:p>6,90%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0869565217391" calcext:value-type="percentage">
            <text:p>8,70%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 office:value-type="percentage" office:value="0.25" calcext:value-type="percentage">
            <text:p>25,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275" calcext:value-type="percentage">
            <text:p>27,50%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73913043478" calcext:value-type="percentage">
            <text:p>17,39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0833333333333" calcext:value-type="percentage">
            <text:p>8,33%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444444444444" calcext:value-type="percentage">
            <text:p>44,44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11111111111" calcext:value-type="percentage">
            <text:p>61,11%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171875" calcext:value-type="percentage">
            <text:p>17,19%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454545454545" calcext:value-type="percentage">
            <text:p>45,45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.0344827586207" calcext:value-type="percentage">
            <text:p>3,45%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47:.B56])" office:value-type="percentage" office:value="0.2498705145532" calcext:value-type="percentage">
            <text:p>24,99%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EnterExitCrossingPaths1cor.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.mpg</text:p>
          </table:table-cell>
          <table:table-cell office:value-type="percentage" office:value="0.837209302326" calcext:value-type="percentage">
            <text:p>83,72%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.mpg</text:p>
          </table:table-cell>
          <table:table-cell office:value-type="percentage" office:value="0.166666666667" calcext:value-type="percentage">
            <text:p>16,67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.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.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.mpg</text:p>
          </table:table-cell>
          <table:table-cell office:value-type="percentage" office:value="0.738461538462" calcext:value-type="percentage">
            <text:p>73,85%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.mpg</text:p>
          </table:table-cell>
          <table:table-cell office:value-type="percentage" office:value="0.757575757576" calcext:value-type="percentage">
            <text:p>75,76%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.mpg</text:p>
          </table:table-cell>
          <table:table-cell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.mpg</text:p>
          </table:table-cell>
          <table:table-cell office:value-type="percentage" office:value="0.304347826087" calcext:value-type="percentage">
            <text:p>30,43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/>
          <table:table-cell table:formula="of:=AVERAGE([.B58:.B67])" office:value-type="percentage" office:value="0.5266942250538" calcext:value-type="percentage">
            <text:p>52,67%</text:p>
          </table:table-cell>
          <table:table-cell table:number-columns-repeated="12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LeaveShopReenter1cor,mpg</text:p>
          </table:table-cell>
          <table:table-cell office:value-type="percentage" office:value="0.260869565217" calcext:value-type="percentage">
            <text:p>26,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1cor,mpg</text:p>
          </table:table-cell>
          <table:table-cell office:value-type="percentage" office:value="0.333333333333" calcext:value-type="percentage">
            <text:p>33,33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hopOneWait2cor,mp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1cor,mpg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Enter2cor,mpg</text:p>
          </table:table-cell>
          <table:table-cell office:value-type="percentage" office:value="0.84375" calcext:value-type="percentage">
            <text:p>84,38%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Enter2cor,mpg</text:p>
          </table:table-cell>
          <table:table-cell office:value-type="percentage" office:value="0.818181818182" calcext:value-type="percentage">
            <text:p>81,82%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OneStopMoveNoEnter1cor,mpg</text:p>
          </table:table-cell>
          <table:table-cell office:value-type="percentage" office:value="0.125" calcext:value-type="percentage">
            <text:p>12,50%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WalkByShop1cor,mpg</text:p>
          </table:table-cell>
          <table:table-cell office:value-type="percentage" office:value="0.478260869565" calcext:value-type="percentage">
            <text:p>47,83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100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AVERAGE([.B69:.B78])" office:value-type="percentage" office:value="0.5779092555994" calcext:value-type="percentage">
            <text:p>57,79%</text:p>
          </table:table-cell>
          <table:table-cell table:number-columns-repeated="12"/>
          <table:table-cell table:style-name="Default" table:number-columns-repeated="1002"/>
        </table:table-row>
        <table:table-row table:style-name="ro1">
          <table:table-cell office:value-type="string" calcext:value-type="string">
            <text:p>EnterExitCrossingPaths1cor,mp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terExitCrossingPaths2cor,mpg</text:p>
          </table:table-cell>
          <table:table-cell office:value-type="percentage" office:value="0.886363636364" calcext:value-type="percentage">
            <text:p>88,64%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LeaveShopReenter1cor,mpg</text:p>
          </table:table-cell>
          <table:table-cell office:value-type="percentage" office:value="0.157894736842" calcext:value-type="percentage">
            <text:p>15,79%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1cor,mpg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hopOneWait2cor,mpg</text:p>
          </table:table-cell>
          <table:table-cell office:value-type="percentage" office:value="0.75" calcext:value-type="percentage">
            <text:p>75,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1cor,mpg</text:p>
          </table:table-cell>
          <table:table-cell office:value-type="percentage" office:value="0.65625" calcext:value-type="percentage">
            <text:p>65,63%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Enter2cor,mpg</text:p>
          </table:table-cell>
          <table:table-cell office:value-type="percentage" office:value="0.953125" calcext:value-type="percentage">
            <text:p>95,31%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Enter2cor,mpg</text:p>
          </table:table-cell>
          <table:table-cell office:value-type="percentage" office:value="0.939393939394" calcext:value-type="percentage">
            <text:p>93,94%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eStopMoveNoEnter1cor,mpg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kByShop1cor,mpg</text:p>
          </table:table-cell>
          <table:table-cell office:value-type="percentage" office:value="0.55" calcext:value-type="percentage">
            <text:p>55,00%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L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</text:p>
          </table:table-cell>
          <table:table-cell table:formula="of:=AVERAGE([.B80:.B89])" office:value-type="percentage" office:value="0.588114145844444" calcext:value-type="percentage">
            <text:p>58,81%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ráficos" table:style-name="ta1">
        <table:shapes>
          <draw:frame draw:z-index="0" draw:style-name="gr1" draw:text-style-name="P1" svg:width="15.999cm" svg:height="8.999cm" svg:x="16.559cm" svg:y="0.844cm">
            <draw:object draw:notify-on-update-of-ranges="Gráficos.A2:Gráficos.A4 Gráficos.B1:Gráficos.B1 Gráficos.B2:Gráficos.B4 Gráficos.C1:Gráficos.C1 Gráficos.C2:Gráfico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712cm" svg:y="10.519cm">
            <draw:object draw:notify-on-update-of-ranges="Gráficos.B7:Gráficos.C7 Gráficos.A8:Gráficos.A8 Gráficos.B8:Gráficos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691cm" svg:y="20.312cm">
            <draw:object draw:notify-on-update-of-ranges="Gráficos.A11:Gráficos.A16 Gráficos.B10:Gráficos.B10 Gráficos.B11:Gráficos.B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 match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ón Promedio</text:p>
          </table:table-cell>
          <table:table-cell table:style-name="ce2" table:formula="of:=AVERAGE(['Todas las Columnas'.B3:.B12])" office:value-type="percentage" office:value="0.53979213584276" calcext:value-type="percentage">
            <text:p>53,98%</text:p>
          </table:table-cell>
          <table:table-cell table:style-name="ce2" table:formula="of:=AVERAGE(['Todas las Columnas'.B25:.B34])" office:value-type="percentage" office:value="0.28669318021628" calcext:value-type="percentage">
            <text:p>28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ón Máxima</text:p>
          </table:table-cell>
          <table:table-cell table:style-name="ce2" table:formula="of:=MAX(['Todas las Columnas'.B3:.B12])" office:value-type="percentage" office:value="1" calcext:value-type="percentage">
            <text:p>100,00%</text:p>
          </table:table-cell>
          <table:table-cell table:style-name="ce2" table:formula="of:=MAX(['Todas las Columnas'.B25:.B34])" office:value-type="percentage" office:value="0.694444444444" calcext:value-type="percentage">
            <text:p>69,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ón Mínima</text:p>
          </table:table-cell>
          <table:table-cell table:style-name="ce2" table:formula="of:=MIN(['Todas las Columnas'.B3:.B12])" office:value-type="percentage" office:value="0.0833333333333" calcext:value-type="percentage">
            <text:p>8,33%</text:p>
          </table:table-cell>
          <table:table-cell table:style-name="ce2" table:formula="of:=MIN(['Todas las Columnas'.B25:.B34])" office:value-type="percentage" office:value="0.0689655172414" calcext:value-type="percentage">
            <text:p>6,9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spacio Colores</text:p>
          </table:table-cell>
          <table:table-cell office:value-type="string" calcext:value-type="string">
            <text:p>HSV</text:p>
          </table:table-cell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PU Promedio por Match entre un par de imágenes (ms)</text:p>
          </table:table-cell>
          <table:table-cell table:style-name="ce7" table:formula="of:=AVERAGE(['Todas las Columnas'.P3:.P12])*1000" office:value-type="float" office:value="0.1595504974258" calcext:value-type="float">
            <text:p>0,2</text:p>
          </table:table-cell>
          <table:table-cell table:style-name="ce7" table:formula="of:=AVERAGE(['Todas las Columnas'.P25:.P34])*1000" office:value-type="float" office:value="0.2978648467796" calcext:value-type="float">
            <text:p>0,3</text:p>
          </table:table-cell>
          <table:table-cell/>
          <table:table-cell table:style-name="ce9"/>
        </table:table-row>
        <table:table-row table:style-name="ro1">
          <table:table-cell table:number-columns-repeated="3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# Máx Matches</text:p>
          </table:table-cell>
          <table:table-cell office:value-type="string" calcext:value-type="string">
            <text:p>Precisión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table:formula="of:=['Todas las Columnas'.B68]" office:value-type="percentage" office:value="0.5266942250538" calcext:value-type="percentage">
            <text:p>52,67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formula="of:=['Todas las Columnas'.B24]" office:value-type="percentage" office:value="0.53979213584276" calcext:value-type="percentage">
            <text:p>53,98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'Todas las Columnas'.B79]" office:value-type="percentage" office:value="0.5779092555994" calcext:value-type="percentage">
            <text:p>57,79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formula="of:=['Todas las Columnas'.B134]" office:value-type="percentage" office:value="0.55373627580153" calcext:value-type="percentage">
            <text:p>55,37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formula="of:=['Todas las Columnas'.B90]" office:value-type="percentage" office:value="0.56184182966793" calcext:value-type="percentage">
            <text:p>56,18%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formula="of:=['Todas las Columnas'.B101]" office:value-type="percentage" office:value="0.61426596124275" calcext:value-type="percentage">
            <text:p>61,43%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2" table:number-columns-repeated="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2"/>
        </table:table-row>
        <table:table-row table:style-name="ro1">
          <table:table-cell table:style-name="ce4"/>
          <table:table-cell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-00-0000</text:date>, <text:time style:data-style-name="N2" text:time-value="15:58:57.391364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51:55.903609249</meta:creation-date>
    <dc:date>2015-12-15T00:47:51.693132090</dc:date>
    <meta:editing-duration>PT12H12M25S</meta:editing-duration>
    <meta:editing-cycles>10</meta:editing-cycles>
    <meta:generator>LibreOffice/4.2.8.2$Linux_X86_64 LibreOffice_project/420m0$Build-2</meta:generator>
    <meta:document-statistic meta:table-count="3" meta:cell-count="26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Gráficos.A1:Gráficos.C4" chart:data-source-has-labels="both" svg:x="0.32cm" svg:y="0.18cm" svg:width="13.864cm" svg:height="8.64cm">
          <chartooo:coordinate-region svg:x="1.92cm" svg:y="0.38cm" svg:width="12.264cm" svg:height="7.793cm"/>
          <chart:axis chart:dimension="x" chart:name="primary-x" chart:style-name="ch4" chartooo:axis-type="auto">
            <chartooo:date-scale/>
            <chart:categories table:cell-range-address="Gráficos.A2:Gráfico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4" chart:label-cell-address="Gráficos.B1:Gráficos.B1" chart:class="chart:bar">
            <chart:data-point chart:repeated="3"/>
          </chart:series>
          <chart:series chart:style-name="ch8" chart:values-cell-range-address="Gráficos.C2:Gráficos.C4" chart:label-cell-address="Gráficos.C1:Gráfico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SV</text:p>
                <draw:g>
                  <svg:desc>Gráficos.B1:Gráficos.B1</svg:desc>
                </draw:g>
              </table:table-cell>
              <table:table-cell office:value-type="string">
                <text:p>RGB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ón Promedio</text:p>
                <draw:g>
                  <svg:desc>Gráficos.A2:Gráficos.A4</svg:desc>
                </draw:g>
              </table:table-cell>
              <table:table-cell office:value-type="float" office:value="0.53979213584276">
                <text:p>0.53979213584276</text:p>
                <draw:g>
                  <svg:desc>Gráficos.B2:Gráficos.B4</svg:desc>
                </draw:g>
              </table:table-cell>
              <table:table-cell office:value-type="float" office:value="0.28669318021628">
                <text:p>0.28669318021628</text:p>
                <draw:g>
                  <svg:desc>Gráficos.C2:Gráficos.C4</svg:desc>
                </draw:g>
              </table:table-cell>
            </table:table-row>
            <table:table-row>
              <table:table-cell office:value-type="string">
                <text:p>Precisión Máxima</text:p>
              </table:table-cell>
              <table:table-cell office:value-type="float" office:value="1">
                <text:p>1</text:p>
              </table:table-cell>
              <table:table-cell office:value-type="float" office:value="0.694444444444">
                <text:p>0.694444444444</text:p>
              </table:table-cell>
            </table:table-row>
            <table:table-row>
              <table:table-cell office:value-type="string">
                <text:p>Precisión Mínima</text:p>
              </table:table-cell>
              <table:table-cell office:value-type="float" office:value="0.0833333333333">
                <text:p>0.0833333333333</text:p>
              </table:table-cell>
              <table:table-cell office:value-type="float" office:value="0.0689655172414">
                <text:p>0.0689655172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1.168cm" svg:y="3.806cm" style:legend-expansion="high" chart:style-name="ch2"/>
        <chart:plot-area chart:style-name="ch3" table:cell-range-address="Gráficos.A7:Gráficos.C8" chart:data-source-has-labels="both" svg:x="0.319cm" svg:y="0.18cm" svg:width="10.53cm" svg:height="8.645cm">
          <chartooo:coordinate-region svg:x="1.046cm" svg:y="0.38cm" svg:width="9.803cm" svg:height="7.798cm"/>
          <chart:axis chart:dimension="x" chart:name="primary-x" chart:style-name="ch4" chartooo:axis-type="auto">
            <chartooo:date-scale/>
            <chart:categories table:cell-range-address="Gráficos.B7:Gráficos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8:Gráficos.C8" chart:label-cell-address="Gráficos.A8:Gráficos.A8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SV</text:p>
                <draw:g>
                  <svg:desc>Gráficos.B7:Gráficos.C7</svg:desc>
                </draw:g>
              </table:table-cell>
              <table:table-cell office:value-type="string">
                <text:p>RGB</text:p>
              </table:table-cell>
            </table:table-row>
          </table:table-header-rows>
          <table:table-rows>
            <table:table-row>
              <table:table-cell office:value-type="string">
                <text:p>Tiempo CPU Promedio por Match entre un par de imágenes (ms)</text:p>
                <draw:g>
                  <svg:desc>Gráficos.A8:Gráficos.A8</svg:desc>
                </draw:g>
              </table:table-cell>
              <table:table-cell office:value-type="float" office:value="0.1595504974258">
                <text:p>0.1595504974258</text:p>
                <draw:g>
                  <svg:desc>Gráficos.B8:Gráficos.C8</svg:desc>
                </draw:g>
              </table:table-cell>
              <table:table-cell office:value-type="float" office:value="0.2978648467796">
                <text:p>0.2978648467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4.201cm" style:legend-expansion="high" chart:style-name="ch2"/>
        <chart:plot-area chart:style-name="ch3" table:cell-range-address="Gráficos.A10:Gráficos.B16" chart:data-source-has-labels="both" svg:x="0.32cm" svg:y="0.18cm" svg:width="12.587cm" svg:height="8.64cm">
          <chartooo:coordinate-region svg:x="1.735cm" svg:y="0.379cm" svg:width="10.985cm" svg:height="7.794cm"/>
          <chart:axis chart:dimension="x" chart:name="primary-x" chart:style-name="ch4" chartooo:axis-type="auto">
            <chartooo:date-scale/>
            <chart:categories table:cell-range-address="Gráficos.A11:Gráfic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11:Gráficos.B16" chart:label-cell-address="Gráficos.B10:Gráficos.B10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ón</text:p>
                <draw:g>
                  <svg:desc>Gráficos.B10:Gráficos.B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áficos.A11:Gráficos.A16</svg:desc>
                </draw:g>
              </table:table-cell>
              <table:table-cell office:value-type="float" office:value="0.5266942250538">
                <text:p>0.5266942250538</text:p>
                <draw:g>
                  <svg:desc>Gráficos.B11:Gráficos.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3979213584276">
                <text:p>0.539792135842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79092555994">
                <text:p>0.57790925559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5373627580153">
                <text:p>0.553736275801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6184182966793">
                <text:p>0.561841829667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1426596124275">
                <text:p>0.61426596124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